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560000015CACAB5487C264BEC6.png" manifest:media-type="image/png"/>
  <manifest:file-entry manifest:full-path="Pictures/10000001000003660000028271C4BBE108B961E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2cm" svg:stroke-color="#00a933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3" style:family="graphic" style:parent-style-name="objectwithoutfill">
      <style:graphic-properties svg:stroke-width="0.152cm" svg:stroke-color="#3465a4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35cm" svg:height="6.151cm" draw:transform="skewX (0.000174532925199434) rotate (1.57987203890527) translate (14.439cm 9.389cm)">
          <draw:image xlink:href="Pictures/10000001000003660000028271C4BBE108B961E8.png" xlink:type="simple" xlink:show="embed" xlink:actuate="onLoad" draw:mime-type="image/png">
            <text:p/>
          </draw:image>
        </draw:frame>
        <draw:frame draw:style-name="gr1" draw:text-style-name="P1" draw:layer="layout" svg:width="9.831cm" svg:height="4.005cm" svg:x="1.316cm" svg:y="1.454cm">
          <draw:image xlink:href="Pictures/10000001000003560000015CACAB5487C264BEC6.png" xlink:type="simple" xlink:show="embed" xlink:actuate="onLoad" draw:mime-type="image/png">
            <text:p/>
          </draw:image>
        </draw:frame>
        <draw:line draw:style-name="gr2" draw:text-style-name="P1" draw:layer="layout" svg:x1="11.1cm" svg:y1="2.377cm" svg:x2="14.96cm" svg:y2="5.872cm">
          <text:p/>
        </draw:line>
        <draw:line draw:style-name="gr3" draw:text-style-name="P1" draw:layer="layout" svg:x1="10.965cm" svg:y1="2.017cm" svg:x2="14.988cm" svg:y2="5.32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6:38:14.239325557</meta:creation-date>
    <meta:generator>LibreOffice/7.6.1.2$MacOSX_X86_64 LibreOffice_project/f5defcebd022c5bc36bbb79be232cb6926d8f674</meta:generator>
    <dc:date>2023-12-10T16:48:03.257844055</dc:date>
    <meta:editing-duration>PT6M42S</meta:editing-duration>
    <meta:editing-cycles>3</meta:editing-cycles>
    <meta:document-statistic meta:object-count="4"/>
  </office:meta>
</office:document-meta>
</file>